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Pictures/1000000000000390000001F35F65F7B6B672DC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7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8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2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3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5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6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7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8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0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IMG_L7" svg:width="58.69cm" svg:height="30cm" svg:x="4.75cm" svg:y="10cm">
          <draw:image xlink:href="Pictures/1000000000000400000002E7A65848721B523411.jpg" xlink:type="simple" xlink:show="embed" xlink:actuate="onLoad">
            <text:p/>
          </draw:image>
        </draw:frame>
        <draw:frame draw:style-name="gr2" draw:text-style-name="P1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3" draw:text-style-name="P1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3" draw:text-style-name="P1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3" draw:text-style-name="P1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4" draw:text-style-name="P2" draw:layer="Wall_2" svg:x1="2.125cm" svg:y1="31.85cm" svg:x2="2.125cm" svg:y2="2.1cm">
          <text:p/>
        </draw:line>
        <draw:line draw:style-name="gr4" draw:text-style-name="P2" draw:layer="Wall_2" svg:x1="24.501cm" svg:y1="2.1cm" svg:x2="37.45cm" svg:y2="2.1cm">
          <text:p/>
        </draw:line>
        <draw:line draw:style-name="gr4" draw:text-style-name="P2" draw:layer="Wall_2" svg:x1="51.7cm" svg:y1="2.1cm" svg:x2="56.65cm" svg:y2="31.85cm">
          <text:p/>
        </draw:line>
        <draw:line draw:style-name="gr4" draw:text-style-name="P2" draw:layer="Wall_2" svg:x1="51.7cm" svg:y1="2.1cm" svg:x2="37.45cm" svg:y2="2.1cm">
          <text:p/>
        </draw:line>
        <draw:line draw:style-name="gr4" draw:text-style-name="P2" draw:layer="Wall_2" svg:x1="24.501cm" svg:y1="2.1cm" svg:x2="2.126cm" svg:y2="2.1cm">
          <text:p/>
        </draw:line>
        <draw:line draw:style-name="gr4" draw:text-style-name="P2" draw:layer="Wall_2" svg:x1="2.125cm" svg:y1="31.85cm" svg:x2="56.65cm" svg:y2="31.85cm">
          <text:p/>
        </draw:line>
        <draw:line draw:style-name="gr4" draw:text-style-name="P2" draw:layer="Wall_2" svg:x1="6.85cm" svg:y1="25.95cm" svg:x2="55.7cm" svg:y2="25.95cm">
          <text:p/>
        </draw:line>
        <draw:line draw:style-name="gr4" draw:text-style-name="P2" draw:layer="Wall_2" svg:x1="6.85cm" svg:y1="31.85cm" svg:x2="6.85cm" svg:y2="25.95cm">
          <text:p/>
        </draw:line>
        <draw:line draw:style-name="gr4" draw:text-style-name="P2" draw:layer="Wall_2" svg:x1="18.1cm" svg:y1="31.85cm" svg:x2="18.1cm" svg:y2="25.95cm">
          <text:p/>
        </draw:line>
        <draw:line draw:style-name="gr4" draw:text-style-name="P2" draw:layer="Wall_2" svg:x1="25.7cm" svg:y1="31.85cm" svg:x2="25.7cm" svg:y2="25.95cm">
          <text:p/>
        </draw:line>
        <draw:line draw:style-name="gr4" draw:text-style-name="P2" draw:layer="Wall_2" svg:x1="33.15cm" svg:y1="31.85cm" svg:x2="33.15cm" svg:y2="25.95cm">
          <text:p/>
        </draw:line>
        <draw:line draw:style-name="gr4" draw:text-style-name="P2" draw:layer="Wall_2" svg:x1="36.9cm" svg:y1="31.85cm" svg:x2="36.9cm" svg:y2="25.95cm">
          <text:p/>
        </draw:line>
        <draw:line draw:style-name="gr4" draw:text-style-name="P2" draw:layer="Wall_2" svg:x1="42.55cm" svg:y1="31.85cm" svg:x2="42.55cm" svg:y2="25.95cm">
          <text:p/>
        </draw:line>
        <draw:line draw:style-name="gr4" draw:text-style-name="P2" draw:layer="Wall_2" svg:x1="45.2cm" svg:y1="28.9cm" svg:x2="51.1cm" svg:y2="28.9cm">
          <text:p/>
        </draw:line>
        <draw:line draw:style-name="gr4" draw:text-style-name="P2" draw:layer="Wall_2" svg:x1="22.75cm" svg:y1="14.85cm" svg:x2="25.7cm" svg:y2="25.95cm">
          <text:p/>
        </draw:line>
        <draw:line draw:style-name="gr4" draw:text-style-name="P2" draw:layer="Wall_2" svg:x1="24.481cm" svg:y1="2.1cm" svg:x2="28.6cm" svg:y2="17.6cm">
          <text:p/>
        </draw:line>
        <draw:line draw:style-name="gr4" draw:text-style-name="P2" draw:layer="Wall_2" svg:x1="23.25cm" svg:y1="16.76cm" svg:x2="28.05cm" svg:y2="15.485cm">
          <text:p/>
        </draw:line>
        <draw:line draw:style-name="gr4" draw:text-style-name="P2" draw:layer="Wall_2" svg:x1="30.7cm" svg:y1="14.837cm" svg:x2="40.15cm" svg:y2="12.328cm">
          <text:p/>
        </draw:line>
        <draw:line draw:style-name="gr4" draw:text-style-name="P2" draw:layer="Wall_2" svg:x1="30.228cm" svg:y1="13.2cm" svg:x2="30.666cm" svg:y2="14.85cm">
          <text:p/>
        </draw:line>
        <draw:line draw:style-name="gr4" draw:text-style-name="P2" draw:layer="Wall_2" svg:x1="37.557cm" svg:y1="8.45cm" svg:x2="38.25cm" svg:y2="11.059cm">
          <text:p/>
        </draw:line>
        <draw:line draw:style-name="gr4" draw:text-style-name="P2" draw:layer="Wall_2" svg:x1="37.481cm" svg:y1="2.1cm" svg:x2="40.199cm" svg:y2="12.328cm">
          <text:p/>
        </draw:line>
        <draw:line draw:style-name="gr4" draw:text-style-name="P2" draw:layer="Wall_2" svg:x1="36.596cm" svg:y1="6.5cm" svg:x2="37.14cm" svg:y2="8.55cm">
          <text:p/>
        </draw:line>
        <draw:line draw:style-name="gr4" draw:text-style-name="P2" draw:layer="Wall_2" svg:x1="29.178cm" svg:y1="9.25cm" svg:x2="28.993cm" svg:y2="8.55cm">
          <text:p/>
        </draw:line>
        <draw:line draw:style-name="gr4" draw:text-style-name="P2" draw:layer="Wall_2" svg:x1="30.195cm" svg:y1="13.2cm" svg:x2="38.287cm" svg:y2="11.05cm">
          <text:p/>
        </draw:line>
        <draw:line draw:style-name="gr4" draw:text-style-name="P2" draw:layer="Wall_2" svg:x1="37.14cm" svg:y1="8.555cm" svg:x2="39.05cm" svg:y2="8.048cm">
          <text:p/>
        </draw:line>
        <draw:line draw:style-name="gr4" draw:text-style-name="P2" draw:layer="Wall_2" svg:x1="29.2cm" svg:y1="9.264cm" svg:x2="32.2cm" svg:y2="8.469cm">
          <text:p/>
        </draw:line>
        <draw:line draw:style-name="gr4" draw:text-style-name="P2" draw:layer="Wall_2" svg:x1="28.981cm" svg:y1="8.5cm" svg:x2="38.5cm" svg:y2="5.971cm">
          <text:p/>
        </draw:line>
        <draw:line draw:style-name="gr4" draw:text-style-name="P2" draw:layer="Wall_2" svg:x1="32.189cm" svg:y1="8.469cm" svg:x2="31.986cm" svg:y2="7.7cm">
          <text:p/>
        </draw:line>
        <draw:g>
          <draw:line draw:style-name="gr4" draw:text-style-name="P2" draw:layer="Wall_2" svg:x1="19.098cm" svg:y1="16.812cm" svg:x2="20.529cm" svg:y2="22.2cm">
            <text:p/>
          </draw:line>
          <draw:line draw:style-name="gr4" draw:text-style-name="P2" draw:layer="Wall_2" svg:x1="18.35cm" svg:y1="16.971cm" svg:x2="19.806cm" svg:y2="22.45cm">
            <text:p/>
          </draw:line>
          <draw:line draw:style-name="gr4" draw:text-style-name="P2" draw:layer="Wall_2" svg:x1="10.55cm" svg:y1="17.011cm" svg:x2="18.35cm" svg:y2="17.011cm">
            <text:p/>
          </draw:line>
          <draw:line draw:style-name="gr4" draw:text-style-name="P2" draw:layer="Wall_2" svg:x1="18.35cm" svg:y1="17.011cm" svg:x2="19.1cm" svg:y2="16.812cm">
            <text:p/>
          </draw:line>
          <draw:line draw:style-name="gr4" draw:text-style-name="P2" draw:layer="Wall_2" svg:x1="19.806cm" svg:y1="22.4cm" svg:x2="20.558cm" svg:y2="22.2cm">
            <text:p/>
          </draw:line>
          <draw:line draw:style-name="gr4" draw:text-style-name="P2" draw:layer="Wall_2" svg:x1="10.55cm" svg:y1="18.4cm" svg:x2="18.7cm" svg:y2="18.4cm">
            <text:p/>
          </draw:line>
        </draw:g>
        <draw:g>
          <draw:line draw:style-name="gr4" draw:text-style-name="P2" draw:layer="Wall_2" svg:x1="7.352cm" svg:y1="16.812cm" svg:x2="5.921cm" svg:y2="22.2cm">
            <text:p/>
          </draw:line>
          <draw:line draw:style-name="gr4" draw:text-style-name="P2" draw:layer="Wall_2" svg:x1="8.1cm" svg:y1="16.971cm" svg:x2="6.644cm" svg:y2="22.45cm">
            <text:p/>
          </draw:line>
          <draw:line draw:style-name="gr4" draw:text-style-name="P2" draw:layer="Wall_2" svg:x1="15.9cm" svg:y1="17.011cm" svg:x2="8.1cm" svg:y2="17.011cm">
            <text:p/>
          </draw:line>
          <draw:line draw:style-name="gr4" draw:text-style-name="P2" draw:layer="Wall_2" svg:x1="8.1cm" svg:y1="17.011cm" svg:x2="7.35cm" svg:y2="16.812cm">
            <text:p/>
          </draw:line>
          <draw:line draw:style-name="gr4" draw:text-style-name="P2" draw:layer="Wall_2" svg:x1="6.644cm" svg:y1="22.4cm" svg:x2="5.892cm" svg:y2="22.2cm">
            <text:p/>
          </draw:line>
          <draw:line draw:style-name="gr4" draw:text-style-name="P2" draw:layer="Wall_2" svg:x1="15.9cm" svg:y1="18.4cm" svg:x2="7.75cm" svg:y2="18.4cm">
            <text:p/>
          </draw:line>
        </draw:g>
        <draw:g>
          <draw:g>
            <draw:line draw:style-name="gr5" draw:text-style-name="P2" draw:layer="Detail_2" svg:x1="45.35cm" svg:y1="25.95cm" svg:x2="45.35cm" svg:y2="28.9cm">
              <text:p/>
            </draw:line>
            <draw:line draw:style-name="gr5" draw:text-style-name="P2" draw:layer="Detail_2" svg:x1="46.05cm" svg:y1="25.95cm" svg:x2="46.05cm" svg:y2="28.9cm">
              <text:p/>
            </draw:line>
            <draw:line draw:style-name="gr5" draw:text-style-name="P2" draw:layer="Detail_2" svg:x1="46.75cm" svg:y1="25.95cm" svg:x2="46.75cm" svg:y2="28.9cm">
              <text:p/>
            </draw:line>
            <draw:line draw:style-name="gr5" draw:text-style-name="P2" draw:layer="Detail_2" svg:x1="47.45cm" svg:y1="25.95cm" svg:x2="47.45cm" svg:y2="28.9cm">
              <text:p/>
            </draw:line>
            <draw:line draw:style-name="gr5" draw:text-style-name="P2" draw:layer="Detail_2" svg:x1="48.15cm" svg:y1="25.95cm" svg:x2="48.15cm" svg:y2="28.9cm">
              <text:p/>
            </draw:line>
            <draw:line draw:style-name="gr5" draw:text-style-name="P2" draw:layer="Detail_2" svg:x1="48.85cm" svg:y1="25.95cm" svg:x2="48.85cm" svg:y2="28.9cm">
              <text:p/>
            </draw:line>
            <draw:line draw:style-name="gr5" draw:text-style-name="P2" draw:layer="Detail_2" svg:x1="49.55cm" svg:y1="25.95cm" svg:x2="49.55cm" svg:y2="28.9cm">
              <text:p/>
            </draw:line>
            <draw:line draw:style-name="gr5" draw:text-style-name="P2" draw:layer="Detail_2" svg:x1="50.25cm" svg:y1="25.95cm" svg:x2="50.25cm" svg:y2="28.9cm">
              <text:p/>
            </draw:line>
            <draw:line draw:style-name="gr5" draw:text-style-name="P2" draw:layer="Detail_2" svg:x1="50.95cm" svg:y1="25.95cm" svg:x2="50.95cm" svg:y2="28.9cm">
              <text:p/>
            </draw:line>
          </draw:g>
          <draw:g>
            <draw:line draw:style-name="gr5" draw:text-style-name="P2" draw:layer="Detail_2" svg:x1="45.35cm" svg:y1="28.9cm" svg:x2="45.35cm" svg:y2="31.85cm">
              <text:p/>
            </draw:line>
            <draw:line draw:style-name="gr5" draw:text-style-name="P2" draw:layer="Detail_2" svg:x1="46.05cm" svg:y1="28.9cm" svg:x2="46.05cm" svg:y2="31.85cm">
              <text:p/>
            </draw:line>
            <draw:line draw:style-name="gr5" draw:text-style-name="P2" draw:layer="Detail_2" svg:x1="46.75cm" svg:y1="28.9cm" svg:x2="46.75cm" svg:y2="31.85cm">
              <text:p/>
            </draw:line>
            <draw:line draw:style-name="gr5" draw:text-style-name="P2" draw:layer="Detail_2" svg:x1="47.45cm" svg:y1="28.9cm" svg:x2="47.45cm" svg:y2="31.85cm">
              <text:p/>
            </draw:line>
            <draw:line draw:style-name="gr5" draw:text-style-name="P2" draw:layer="Detail_2" svg:x1="48.15cm" svg:y1="28.9cm" svg:x2="48.15cm" svg:y2="31.85cm">
              <text:p/>
            </draw:line>
            <draw:line draw:style-name="gr5" draw:text-style-name="P2" draw:layer="Detail_2" svg:x1="48.85cm" svg:y1="28.9cm" svg:x2="48.85cm" svg:y2="31.85cm">
              <text:p/>
            </draw:line>
            <draw:line draw:style-name="gr5" draw:text-style-name="P2" draw:layer="Detail_2" svg:x1="49.55cm" svg:y1="28.9cm" svg:x2="49.55cm" svg:y2="31.85cm">
              <text:p/>
            </draw:line>
            <draw:line draw:style-name="gr5" draw:text-style-name="P2" draw:layer="Detail_2" svg:x1="50.25cm" svg:y1="28.9cm" svg:x2="50.25cm" svg:y2="31.85cm">
              <text:p/>
            </draw:line>
            <draw:line draw:style-name="gr5" draw:text-style-name="P2" draw:layer="Detail_2" svg:x1="50.95cm" svg:y1="28.9cm" svg:x2="50.95cm" svg:y2="31.85cm">
              <text:p/>
            </draw:line>
          </draw:g>
        </draw:g>
        <draw:line draw:style-name="gr4" draw:text-style-name="P2" draw:layer="Wall_2" svg:x1="9.55cm" svg:y1="28.9cm" svg:x2="15.45cm" svg:y2="28.9cm">
          <text:p/>
        </draw:line>
        <draw:g>
          <draw:g>
            <draw:line draw:style-name="gr5" draw:text-style-name="P2" draw:layer="Detail_2" svg:x1="9.7cm" svg:y1="25.95cm" svg:x2="9.7cm" svg:y2="28.9cm">
              <text:p/>
            </draw:line>
            <draw:line draw:style-name="gr5" draw:text-style-name="P2" draw:layer="Detail_2" svg:x1="10.4cm" svg:y1="25.95cm" svg:x2="10.4cm" svg:y2="28.9cm">
              <text:p/>
            </draw:line>
            <draw:line draw:style-name="gr5" draw:text-style-name="P2" draw:layer="Detail_2" svg:x1="11.1cm" svg:y1="25.95cm" svg:x2="11.1cm" svg:y2="28.9cm">
              <text:p/>
            </draw:line>
            <draw:line draw:style-name="gr5" draw:text-style-name="P2" draw:layer="Detail_2" svg:x1="11.8cm" svg:y1="25.95cm" svg:x2="11.8cm" svg:y2="28.9cm">
              <text:p/>
            </draw:line>
            <draw:line draw:style-name="gr5" draw:text-style-name="P2" draw:layer="Detail_2" svg:x1="12.5cm" svg:y1="25.95cm" svg:x2="12.5cm" svg:y2="28.9cm">
              <text:p/>
            </draw:line>
            <draw:line draw:style-name="gr5" draw:text-style-name="P2" draw:layer="Detail_2" svg:x1="13.2cm" svg:y1="25.95cm" svg:x2="13.2cm" svg:y2="28.9cm">
              <text:p/>
            </draw:line>
            <draw:line draw:style-name="gr5" draw:text-style-name="P2" draw:layer="Detail_2" svg:x1="13.9cm" svg:y1="25.95cm" svg:x2="13.9cm" svg:y2="28.9cm">
              <text:p/>
            </draw:line>
            <draw:line draw:style-name="gr5" draw:text-style-name="P2" draw:layer="Detail_2" svg:x1="14.6cm" svg:y1="25.95cm" svg:x2="14.6cm" svg:y2="28.9cm">
              <text:p/>
            </draw:line>
            <draw:line draw:style-name="gr5" draw:text-style-name="P2" draw:layer="Detail_2" svg:x1="15.3cm" svg:y1="25.95cm" svg:x2="15.3cm" svg:y2="28.9cm">
              <text:p/>
            </draw:line>
          </draw:g>
          <draw:g>
            <draw:line draw:style-name="gr5" draw:text-style-name="P2" draw:layer="Detail_2" svg:x1="9.7cm" svg:y1="28.9cm" svg:x2="9.7cm" svg:y2="31.85cm">
              <text:p/>
            </draw:line>
            <draw:line draw:style-name="gr5" draw:text-style-name="P2" draw:layer="Detail_2" svg:x1="10.4cm" svg:y1="28.9cm" svg:x2="10.4cm" svg:y2="31.85cm">
              <text:p/>
            </draw:line>
            <draw:line draw:style-name="gr5" draw:text-style-name="P2" draw:layer="Detail_2" svg:x1="11.1cm" svg:y1="28.9cm" svg:x2="11.1cm" svg:y2="31.85cm">
              <text:p/>
            </draw:line>
            <draw:line draw:style-name="gr5" draw:text-style-name="P2" draw:layer="Detail_2" svg:x1="11.8cm" svg:y1="28.9cm" svg:x2="11.8cm" svg:y2="31.85cm">
              <text:p/>
            </draw:line>
            <draw:line draw:style-name="gr5" draw:text-style-name="P2" draw:layer="Detail_2" svg:x1="12.5cm" svg:y1="28.9cm" svg:x2="12.5cm" svg:y2="31.85cm">
              <text:p/>
            </draw:line>
            <draw:line draw:style-name="gr5" draw:text-style-name="P2" draw:layer="Detail_2" svg:x1="13.2cm" svg:y1="28.9cm" svg:x2="13.2cm" svg:y2="31.85cm">
              <text:p/>
            </draw:line>
            <draw:line draw:style-name="gr5" draw:text-style-name="P2" draw:layer="Detail_2" svg:x1="13.9cm" svg:y1="28.9cm" svg:x2="13.9cm" svg:y2="31.85cm">
              <text:p/>
            </draw:line>
            <draw:line draw:style-name="gr5" draw:text-style-name="P2" draw:layer="Detail_2" svg:x1="14.6cm" svg:y1="28.9cm" svg:x2="14.6cm" svg:y2="31.85cm">
              <text:p/>
            </draw:line>
            <draw:line draw:style-name="gr5" draw:text-style-name="P2" draw:layer="Detail_2" svg:x1="15.3cm" svg:y1="28.9cm" svg:x2="15.3cm" svg:y2="31.85cm">
              <text:p/>
            </draw:line>
          </draw:g>
        </draw:g>
        <draw:g>
          <draw:custom-shape draw:style-name="gr6" draw:text-style-name="P3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5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6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6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6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8" draw:text-style-name="P2" draw:layer="Wall_3" svg:x1="51.7cm" svg:y1="2.1cm" svg:x2="2.126cm" svg:y2="2.1cm">
          <text:p/>
        </draw:line>
        <draw:line draw:style-name="gr18" draw:text-style-name="P2" draw:layer="Wall_3" svg:x1="2.125cm" svg:y1="2.1cm" svg:x2="2.125cm" svg:y2="31.85cm">
          <text:p/>
        </draw:line>
        <draw:line draw:style-name="gr18" draw:text-style-name="P2" draw:layer="Wall_3" svg:x1="56.65cm" svg:y1="31.85cm" svg:x2="2.126cm" svg:y2="31.85cm">
          <text:p/>
        </draw:line>
        <draw:line draw:style-name="gr18" draw:text-style-name="P2" draw:layer="Wall_3" svg:x1="5.75cm" svg:y1="17.1cm" svg:x2="2.126cm" svg:y2="17.1cm">
          <text:p/>
        </draw:line>
        <draw:line draw:style-name="gr18" draw:text-style-name="P2" draw:layer="Wall_3" svg:x1="51.7cm" svg:y1="2.1cm" svg:x2="56.65cm" svg:y2="31.85cm">
          <text:p/>
        </draw:line>
        <draw:line draw:style-name="gr18" draw:text-style-name="P2" draw:layer="Wall_3" svg:x1="55.65cm" svg:y1="25.95cm" svg:x2="6.85cm" svg:y2="25.95cm">
          <text:p/>
        </draw:line>
        <draw:line draw:style-name="gr18" draw:text-style-name="P2" draw:layer="Wall_3" svg:x1="6.85cm" svg:y1="31.85cm" svg:x2="6.85cm" svg:y2="25.95cm">
          <text:p/>
        </draw:line>
        <draw:line draw:style-name="gr18" draw:text-style-name="P2" draw:layer="Wall_3" svg:x1="18.1cm" svg:y1="31.85cm" svg:x2="18.1cm" svg:y2="25.95cm">
          <text:p/>
        </draw:line>
        <draw:line draw:style-name="gr18" draw:text-style-name="P2" draw:layer="Wall_3" svg:x1="25.7cm" svg:y1="31.85cm" svg:x2="25.7cm" svg:y2="25.95cm">
          <text:p/>
        </draw:line>
        <draw:line draw:style-name="gr18" draw:text-style-name="P2" draw:layer="Wall_3" svg:x1="33.15cm" svg:y1="31.85cm" svg:x2="33.15cm" svg:y2="25.95cm">
          <text:p/>
        </draw:line>
        <draw:line draw:style-name="gr18" draw:text-style-name="P2" draw:layer="Wall_3" svg:x1="36.9cm" svg:y1="31.85cm" svg:x2="36.9cm" svg:y2="25.95cm">
          <text:p/>
        </draw:line>
        <draw:line draw:style-name="gr18" draw:text-style-name="P2" draw:layer="Wall_3" svg:x1="42.55cm" svg:y1="31.85cm" svg:x2="42.55cm" svg:y2="25.95cm">
          <text:p/>
        </draw:line>
        <draw:line draw:style-name="gr18" draw:text-style-name="P2" draw:layer="Wall_3" svg:x1="7.352cm" svg:y1="19.9cm" svg:x2="6.75cm" svg:y2="19.9cm">
          <text:p/>
        </draw:line>
        <draw:line draw:style-name="gr18" draw:text-style-name="P2" draw:layer="Wall_3" svg:x1="28.2cm" svg:y1="2.1cm" svg:x2="24.1cm" svg:y2="19.9cm">
          <text:p/>
        </draw:line>
        <draw:line draw:style-name="gr18" draw:text-style-name="P2" draw:layer="Wall_3" svg:x1="25.85cm" svg:y1="16.4cm" svg:x2="25.076cm" svg:y2="15.7cm">
          <text:p/>
        </draw:line>
        <draw:path draw:style-name="gr18" draw:text-style-name="P2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18" draw:text-style-name="P2" draw:layer="Wall_3" svg:width="13.866cm" svg:height="15.968cm" draw:transform="skewX (6.72884848454157E-017) rotate (2.28585772133697) translate (37.9922789247451cm 28.6705378664611cm)" svg:viewBox="0 0 13867 15969" svg:d="M13867 0c-10181 4403-13867 15969-13867 15969">
          <text:p/>
        </draw:path>
        <draw:line draw:style-name="gr18" draw:text-style-name="P2" draw:layer="Wall_3" svg:x1="53.2cm" svg:y1="16.4cm" svg:x2="53.974cm" svg:y2="15.7cm">
          <text:p/>
        </draw:line>
        <draw:line draw:style-name="gr19" draw:text-style-name="P2" draw:layer="Wall_3" svg:x1="45.25cm" svg:y1="28.9cm" svg:x2="51.15cm" svg:y2="28.9cm">
          <text:p/>
        </draw:line>
        <draw:line draw:style-name="gr19" draw:text-style-name="P2" draw:layer="Wall_3" svg:x1="9.6cm" svg:y1="28.9cm" svg:x2="15.5cm" svg:y2="28.9cm">
          <text:p/>
        </draw:line>
        <draw:g>
          <draw:g>
            <draw:g>
              <draw:line draw:style-name="gr20" draw:text-style-name="P2" draw:layer="Detail_3" svg:x1="45.4cm" svg:y1="25.95cm" svg:x2="45.4cm" svg:y2="28.9cm">
                <text:p/>
              </draw:line>
              <draw:line draw:style-name="gr20" draw:text-style-name="P2" draw:layer="Detail_3" svg:x1="46.1cm" svg:y1="25.95cm" svg:x2="46.1cm" svg:y2="28.9cm">
                <text:p/>
              </draw:line>
              <draw:line draw:style-name="gr20" draw:text-style-name="P2" draw:layer="Detail_3" svg:x1="46.8cm" svg:y1="25.95cm" svg:x2="46.8cm" svg:y2="28.9cm">
                <text:p/>
              </draw:line>
              <draw:line draw:style-name="gr20" draw:text-style-name="P2" draw:layer="Detail_3" svg:x1="47.5cm" svg:y1="25.95cm" svg:x2="47.5cm" svg:y2="28.9cm">
                <text:p/>
              </draw:line>
              <draw:line draw:style-name="gr20" draw:text-style-name="P2" draw:layer="Detail_3" svg:x1="48.2cm" svg:y1="25.95cm" svg:x2="48.2cm" svg:y2="28.9cm">
                <text:p/>
              </draw:line>
              <draw:line draw:style-name="gr20" draw:text-style-name="P2" draw:layer="Detail_3" svg:x1="48.9cm" svg:y1="25.95cm" svg:x2="48.9cm" svg:y2="28.9cm">
                <text:p/>
              </draw:line>
              <draw:line draw:style-name="gr20" draw:text-style-name="P2" draw:layer="Detail_3" svg:x1="49.6cm" svg:y1="25.95cm" svg:x2="49.6cm" svg:y2="28.9cm">
                <text:p/>
              </draw:line>
              <draw:line draw:style-name="gr20" draw:text-style-name="P2" draw:layer="Detail_3" svg:x1="50.3cm" svg:y1="25.95cm" svg:x2="50.3cm" svg:y2="28.9cm">
                <text:p/>
              </draw:line>
              <draw:line draw:style-name="gr20" draw:text-style-name="P2" draw:layer="Detail_3" svg:x1="51cm" svg:y1="25.95cm" svg:x2="51cm" svg:y2="28.9cm">
                <text:p/>
              </draw:line>
            </draw:g>
            <draw:g>
              <draw:line draw:style-name="gr20" draw:text-style-name="P2" draw:layer="Detail_3" svg:x1="45.4cm" svg:y1="28.9cm" svg:x2="45.4cm" svg:y2="31.85cm">
                <text:p/>
              </draw:line>
              <draw:line draw:style-name="gr20" draw:text-style-name="P2" draw:layer="Detail_3" svg:x1="46.1cm" svg:y1="28.9cm" svg:x2="46.1cm" svg:y2="31.85cm">
                <text:p/>
              </draw:line>
              <draw:line draw:style-name="gr20" draw:text-style-name="P2" draw:layer="Detail_3" svg:x1="46.8cm" svg:y1="28.9cm" svg:x2="46.8cm" svg:y2="31.85cm">
                <text:p/>
              </draw:line>
              <draw:line draw:style-name="gr20" draw:text-style-name="P2" draw:layer="Detail_3" svg:x1="47.5cm" svg:y1="28.9cm" svg:x2="47.5cm" svg:y2="31.85cm">
                <text:p/>
              </draw:line>
              <draw:line draw:style-name="gr20" draw:text-style-name="P2" draw:layer="Detail_3" svg:x1="48.2cm" svg:y1="28.9cm" svg:x2="48.2cm" svg:y2="31.85cm">
                <text:p/>
              </draw:line>
              <draw:line draw:style-name="gr20" draw:text-style-name="P2" draw:layer="Detail_3" svg:x1="48.9cm" svg:y1="28.9cm" svg:x2="48.9cm" svg:y2="31.85cm">
                <text:p/>
              </draw:line>
              <draw:line draw:style-name="gr20" draw:text-style-name="P2" draw:layer="Detail_3" svg:x1="49.6cm" svg:y1="28.9cm" svg:x2="49.6cm" svg:y2="31.85cm">
                <text:p/>
              </draw:line>
              <draw:line draw:style-name="gr20" draw:text-style-name="P2" draw:layer="Detail_3" svg:x1="50.3cm" svg:y1="28.9cm" svg:x2="50.3cm" svg:y2="31.85cm">
                <text:p/>
              </draw:line>
              <draw:line draw:style-name="gr20" draw:text-style-name="P2" draw:layer="Detail_3" svg:x1="51cm" svg:y1="28.9cm" svg:x2="51cm" svg:y2="31.85cm">
                <text:p/>
              </draw:line>
            </draw:g>
          </draw:g>
          <draw:g>
            <draw:g>
              <draw:line draw:style-name="gr20" draw:text-style-name="P2" draw:layer="Detail_3" svg:x1="9.75cm" svg:y1="25.95cm" svg:x2="9.75cm" svg:y2="28.9cm">
                <text:p/>
              </draw:line>
              <draw:line draw:style-name="gr20" draw:text-style-name="P2" draw:layer="Detail_3" svg:x1="10.45cm" svg:y1="25.95cm" svg:x2="10.45cm" svg:y2="28.9cm">
                <text:p/>
              </draw:line>
              <draw:line draw:style-name="gr20" draw:text-style-name="P2" draw:layer="Detail_3" svg:x1="11.15cm" svg:y1="25.95cm" svg:x2="11.15cm" svg:y2="28.9cm">
                <text:p/>
              </draw:line>
              <draw:line draw:style-name="gr20" draw:text-style-name="P2" draw:layer="Detail_3" svg:x1="11.85cm" svg:y1="25.95cm" svg:x2="11.85cm" svg:y2="28.9cm">
                <text:p/>
              </draw:line>
              <draw:line draw:style-name="gr20" draw:text-style-name="P2" draw:layer="Detail_3" svg:x1="12.55cm" svg:y1="25.95cm" svg:x2="12.55cm" svg:y2="28.9cm">
                <text:p/>
              </draw:line>
              <draw:line draw:style-name="gr20" draw:text-style-name="P2" draw:layer="Detail_3" svg:x1="13.25cm" svg:y1="25.95cm" svg:x2="13.25cm" svg:y2="28.9cm">
                <text:p/>
              </draw:line>
              <draw:line draw:style-name="gr20" draw:text-style-name="P2" draw:layer="Detail_3" svg:x1="13.95cm" svg:y1="25.95cm" svg:x2="13.95cm" svg:y2="28.9cm">
                <text:p/>
              </draw:line>
              <draw:line draw:style-name="gr20" draw:text-style-name="P2" draw:layer="Detail_3" svg:x1="14.65cm" svg:y1="25.95cm" svg:x2="14.65cm" svg:y2="28.9cm">
                <text:p/>
              </draw:line>
              <draw:line draw:style-name="gr20" draw:text-style-name="P2" draw:layer="Detail_3" svg:x1="15.35cm" svg:y1="25.95cm" svg:x2="15.35cm" svg:y2="28.9cm">
                <text:p/>
              </draw:line>
            </draw:g>
            <draw:g>
              <draw:line draw:style-name="gr20" draw:text-style-name="P2" draw:layer="Detail_3" svg:x1="9.75cm" svg:y1="28.9cm" svg:x2="9.75cm" svg:y2="31.85cm">
                <text:p/>
              </draw:line>
              <draw:line draw:style-name="gr20" draw:text-style-name="P2" draw:layer="Detail_3" svg:x1="10.45cm" svg:y1="28.9cm" svg:x2="10.45cm" svg:y2="31.85cm">
                <text:p/>
              </draw:line>
              <draw:line draw:style-name="gr20" draw:text-style-name="P2" draw:layer="Detail_3" svg:x1="11.15cm" svg:y1="28.9cm" svg:x2="11.15cm" svg:y2="31.85cm">
                <text:p/>
              </draw:line>
              <draw:line draw:style-name="gr20" draw:text-style-name="P2" draw:layer="Detail_3" svg:x1="11.85cm" svg:y1="28.9cm" svg:x2="11.85cm" svg:y2="31.85cm">
                <text:p/>
              </draw:line>
              <draw:line draw:style-name="gr20" draw:text-style-name="P2" draw:layer="Detail_3" svg:x1="12.55cm" svg:y1="28.9cm" svg:x2="12.55cm" svg:y2="31.85cm">
                <text:p/>
              </draw:line>
              <draw:line draw:style-name="gr20" draw:text-style-name="P2" draw:layer="Detail_3" svg:x1="13.25cm" svg:y1="28.9cm" svg:x2="13.25cm" svg:y2="31.85cm">
                <text:p/>
              </draw:line>
              <draw:line draw:style-name="gr20" draw:text-style-name="P2" draw:layer="Detail_3" svg:x1="13.95cm" svg:y1="28.9cm" svg:x2="13.95cm" svg:y2="31.85cm">
                <text:p/>
              </draw:line>
              <draw:line draw:style-name="gr20" draw:text-style-name="P2" draw:layer="Detail_3" svg:x1="14.65cm" svg:y1="28.9cm" svg:x2="14.65cm" svg:y2="31.85cm">
                <text:p/>
              </draw:line>
              <draw:line draw:style-name="gr20" draw:text-style-name="P2" draw:layer="Detail_3" svg:x1="15.35cm" svg:y1="28.9cm" svg:x2="15.35cm" svg:y2="31.85cm">
                <text:p/>
              </draw:line>
            </draw:g>
          </draw:g>
        </draw:g>
        <draw:g>
          <draw:custom-shape draw:style-name="gr6" draw:text-style-name="P3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6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6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6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5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2" draw:layer="Wall_4" svg:x1="2.125cm" svg:y1="2.1cm" svg:x2="2.125cm" svg:y2="31.85cm">
          <text:p/>
        </draw:line>
        <draw:line draw:style-name="gr21" draw:text-style-name="P2" draw:layer="Wall_4" svg:x1="56.65cm" svg:y1="31.85cm" svg:x2="2.126cm" svg:y2="31.85cm">
          <text:p/>
        </draw:line>
        <draw:line draw:style-name="gr21" draw:text-style-name="P2" draw:layer="Wall_4" svg:x1="56.65cm" svg:y1="31.85cm" svg:x2="51.7cm" svg:y2="2.1cm">
          <text:p/>
        </draw:line>
        <draw:line draw:style-name="gr21" draw:text-style-name="P2" draw:layer="Wall_4" svg:x1="55.65cm" svg:y1="25.95cm" svg:x2="6.85cm" svg:y2="25.95cm">
          <text:p/>
        </draw:line>
        <draw:line draw:style-name="gr21" draw:text-style-name="P2" draw:layer="Wall_4" svg:x1="6.85cm" svg:y1="25.95cm" svg:x2="6.85cm" svg:y2="31.85cm">
          <text:p/>
        </draw:line>
        <draw:line draw:style-name="gr21" draw:text-style-name="P2" draw:layer="Wall_4" svg:x1="51.7cm" svg:y1="2.1cm" svg:x2="2.126cm" svg:y2="2.1cm">
          <text:p/>
        </draw:line>
        <draw:line draw:style-name="gr21" draw:text-style-name="P2" draw:layer="Wall_4" svg:x1="18.1cm" svg:y1="25.95cm" svg:x2="18.1cm" svg:y2="31.85cm">
          <text:p/>
        </draw:line>
        <draw:line draw:style-name="gr21" draw:text-style-name="P2" draw:layer="Wall_4" svg:x1="25.7cm" svg:y1="25.95cm" svg:x2="25.7cm" svg:y2="31.85cm">
          <text:p/>
        </draw:line>
        <draw:line draw:style-name="gr21" draw:text-style-name="P2" draw:layer="Wall_4" svg:x1="33.15cm" svg:y1="25.95cm" svg:x2="33.15cm" svg:y2="31.85cm">
          <text:p/>
        </draw:line>
        <draw:line draw:style-name="gr21" draw:text-style-name="P2" draw:layer="Wall_4" svg:x1="36.9cm" svg:y1="25.95cm" svg:x2="36.9cm" svg:y2="31.85cm">
          <text:p/>
        </draw:line>
        <draw:line draw:style-name="gr21" draw:text-style-name="P2" draw:layer="Wall_4" svg:x1="2.126cm" svg:y1="18.2cm" svg:x2="5.501cm" svg:y2="18.2cm">
          <text:p/>
        </draw:line>
        <draw:line draw:style-name="gr21" draw:text-style-name="P2" draw:layer="Wall_4" svg:x1="6.1cm" svg:y1="18.843cm" svg:x2="5.501cm" svg:y2="18.2cm">
          <text:p/>
        </draw:line>
        <draw:line draw:style-name="gr21" draw:text-style-name="P2" draw:layer="Wall_4" svg:x1="8.201cm" svg:y1="21.1cm" svg:x2="7.6cm" svg:y2="20.455cm">
          <text:p/>
        </draw:line>
        <draw:line draw:style-name="gr21" draw:text-style-name="P2" draw:layer="Wall_4" svg:x1="11.5cm" svg:y1="2.1cm" svg:x2="11.501cm" svg:y2="18.05cm">
          <text:p/>
        </draw:line>
        <draw:line draw:style-name="gr21" draw:text-style-name="P2" draw:layer="Wall_4" svg:x1="19.35cm" svg:y1="21.6cm" svg:x2="11.502cm" svg:y2="18.05cm">
          <text:p/>
        </draw:line>
        <draw:line draw:style-name="gr21" draw:text-style-name="P2" draw:layer="Wall_4" svg:x1="8.204cm" svg:y1="21.1cm" svg:x2="11.503cm" svg:y2="18.05cm">
          <text:p/>
        </draw:line>
        <draw:line draw:style-name="gr21" draw:text-style-name="P2" draw:layer="Wall_4" svg:x1="19.349cm" svg:y1="21.6cm" svg:x2="19.619cm" svg:y2="21cm">
          <text:p/>
        </draw:line>
        <draw:line draw:style-name="gr21" draw:text-style-name="P2" draw:layer="Wall_4" svg:x1="20.951cm" svg:y1="2.1cm" svg:x2="20.952cm" svg:y2="18.05cm">
          <text:p/>
        </draw:line>
        <draw:line draw:style-name="gr21" draw:text-style-name="P2" draw:layer="Wall_4" svg:x1="20.951cm" svg:y1="18.05cm" svg:x2="21.9cm" svg:y2="18.05cm">
          <text:p/>
        </draw:line>
        <draw:line draw:style-name="gr21" draw:text-style-name="P2" draw:layer="Wall_4" svg:x1="20.57cm" svg:y1="18.9cm" svg:x2="20.953cm" svg:y2="18.05cm">
          <text:p/>
        </draw:line>
        <draw:line draw:style-name="gr21" draw:text-style-name="P2" draw:layer="Wall_4" svg:x1="41.099cm" svg:y1="2.1cm" svg:x2="44.106cm" svg:y2="18.3cm">
          <text:p/>
        </draw:line>
        <draw:line draw:style-name="gr21" draw:text-style-name="P2" draw:layer="Wall_4" svg:x1="44.7cm" svg:y1="21.495cm" svg:x2="54.6cm" svg:y2="19.65cm">
          <text:p/>
        </draw:line>
        <draw:line draw:style-name="gr21" draw:text-style-name="P2" draw:layer="Wall_4" svg:x1="44.7cm" svg:y1="21.495cm" svg:x2="44.55cm" svg:y2="20.687cm">
          <text:p/>
        </draw:line>
        <draw:line draw:style-name="gr21" draw:text-style-name="P2" draw:layer="Wall_4" svg:x1="41.3cm" svg:y1="17.6cm" svg:x2="43.7cm" svg:y2="16.25cm">
          <text:p/>
        </draw:line>
        <draw:line draw:style-name="gr21" draw:text-style-name="P2" draw:layer="Wall_4" svg:x1="42.55cm" svg:y1="25.95cm" svg:x2="42.55cm" svg:y2="31.85cm">
          <text:p/>
        </draw:line>
        <draw:path draw:style-name="gr21" draw:text-style-name="P2" draw:layer="Wall_4" svg:width="12.952cm" svg:height="6.404cm" draw:transform="skewX (8.98093032580242E-017) rotate (-2.68239652739008) translate (38.85cm 18.7cm)" svg:viewBox="0 0 12953 6405" svg:d="M0 0c8947 631 12953 6405 12953 6405">
          <text:p/>
        </draw:path>
        <draw:line draw:style-name="gr4" draw:text-style-name="P2" draw:layer="Wall_4" svg:x1="45.25cm" svg:y1="28.9cm" svg:x2="51.15cm" svg:y2="28.9cm">
          <text:p/>
        </draw:line>
        <draw:line draw:style-name="gr4" draw:text-style-name="P2" draw:layer="Wall_4" svg:x1="9.6cm" svg:y1="28.9cm" svg:x2="15.5cm" svg:y2="28.9cm">
          <text:p/>
        </draw:line>
        <draw:g>
          <draw:g>
            <draw:g>
              <draw:line draw:style-name="gr20" draw:text-style-name="P2" draw:layer="Detail_4" svg:x1="45.35cm" svg:y1="25.95cm" svg:x2="45.35cm" svg:y2="28.9cm">
                <text:p/>
              </draw:line>
              <draw:line draw:style-name="gr20" draw:text-style-name="P2" draw:layer="Detail_4" svg:x1="46.05cm" svg:y1="25.95cm" svg:x2="46.05cm" svg:y2="28.9cm">
                <text:p/>
              </draw:line>
              <draw:line draw:style-name="gr20" draw:text-style-name="P2" draw:layer="Detail_4" svg:x1="46.75cm" svg:y1="25.95cm" svg:x2="46.75cm" svg:y2="28.9cm">
                <text:p/>
              </draw:line>
              <draw:line draw:style-name="gr20" draw:text-style-name="P2" draw:layer="Detail_4" svg:x1="47.45cm" svg:y1="25.95cm" svg:x2="47.45cm" svg:y2="28.9cm">
                <text:p/>
              </draw:line>
              <draw:line draw:style-name="gr20" draw:text-style-name="P2" draw:layer="Detail_4" svg:x1="48.15cm" svg:y1="25.95cm" svg:x2="48.15cm" svg:y2="28.9cm">
                <text:p/>
              </draw:line>
              <draw:line draw:style-name="gr20" draw:text-style-name="P2" draw:layer="Detail_4" svg:x1="48.85cm" svg:y1="25.95cm" svg:x2="48.85cm" svg:y2="28.9cm">
                <text:p/>
              </draw:line>
              <draw:line draw:style-name="gr20" draw:text-style-name="P2" draw:layer="Detail_4" svg:x1="49.55cm" svg:y1="25.95cm" svg:x2="49.55cm" svg:y2="28.9cm">
                <text:p/>
              </draw:line>
              <draw:line draw:style-name="gr20" draw:text-style-name="P2" draw:layer="Detail_4" svg:x1="50.25cm" svg:y1="25.95cm" svg:x2="50.25cm" svg:y2="28.9cm">
                <text:p/>
              </draw:line>
              <draw:line draw:style-name="gr20" draw:text-style-name="P2" draw:layer="Detail_4" svg:x1="50.95cm" svg:y1="25.95cm" svg:x2="50.95cm" svg:y2="28.9cm">
                <text:p/>
              </draw:line>
            </draw:g>
            <draw:g>
              <draw:line draw:style-name="gr20" draw:text-style-name="P2" draw:layer="Detail_4" svg:x1="45.35cm" svg:y1="28.9cm" svg:x2="45.35cm" svg:y2="31.85cm">
                <text:p/>
              </draw:line>
              <draw:line draw:style-name="gr20" draw:text-style-name="P2" draw:layer="Detail_4" svg:x1="46.05cm" svg:y1="28.9cm" svg:x2="46.05cm" svg:y2="31.85cm">
                <text:p/>
              </draw:line>
              <draw:line draw:style-name="gr20" draw:text-style-name="P2" draw:layer="Detail_4" svg:x1="46.75cm" svg:y1="28.9cm" svg:x2="46.75cm" svg:y2="31.85cm">
                <text:p/>
              </draw:line>
              <draw:line draw:style-name="gr20" draw:text-style-name="P2" draw:layer="Detail_4" svg:x1="47.45cm" svg:y1="28.9cm" svg:x2="47.45cm" svg:y2="31.85cm">
                <text:p/>
              </draw:line>
              <draw:line draw:style-name="gr20" draw:text-style-name="P2" draw:layer="Detail_4" svg:x1="48.15cm" svg:y1="28.9cm" svg:x2="48.15cm" svg:y2="31.85cm">
                <text:p/>
              </draw:line>
              <draw:line draw:style-name="gr20" draw:text-style-name="P2" draw:layer="Detail_4" svg:x1="48.85cm" svg:y1="28.9cm" svg:x2="48.85cm" svg:y2="31.85cm">
                <text:p/>
              </draw:line>
              <draw:line draw:style-name="gr20" draw:text-style-name="P2" draw:layer="Detail_4" svg:x1="49.55cm" svg:y1="28.9cm" svg:x2="49.55cm" svg:y2="31.85cm">
                <text:p/>
              </draw:line>
              <draw:line draw:style-name="gr20" draw:text-style-name="P2" draw:layer="Detail_4" svg:x1="50.25cm" svg:y1="28.9cm" svg:x2="50.25cm" svg:y2="31.85cm">
                <text:p/>
              </draw:line>
              <draw:line draw:style-name="gr20" draw:text-style-name="P2" draw:layer="Detail_4" svg:x1="50.95cm" svg:y1="28.9cm" svg:x2="50.95cm" svg:y2="31.85cm">
                <text:p/>
              </draw:line>
            </draw:g>
          </draw:g>
          <draw:g>
            <draw:g>
              <draw:line draw:style-name="gr20" draw:text-style-name="P2" draw:layer="Detail_4" svg:x1="9.7cm" svg:y1="25.95cm" svg:x2="9.7cm" svg:y2="28.9cm">
                <text:p/>
              </draw:line>
              <draw:line draw:style-name="gr20" draw:text-style-name="P2" draw:layer="Detail_4" svg:x1="10.4cm" svg:y1="25.95cm" svg:x2="10.4cm" svg:y2="28.9cm">
                <text:p/>
              </draw:line>
              <draw:line draw:style-name="gr20" draw:text-style-name="P2" draw:layer="Detail_4" svg:x1="11.1cm" svg:y1="25.95cm" svg:x2="11.1cm" svg:y2="28.9cm">
                <text:p/>
              </draw:line>
              <draw:line draw:style-name="gr20" draw:text-style-name="P2" draw:layer="Detail_4" svg:x1="11.8cm" svg:y1="25.95cm" svg:x2="11.8cm" svg:y2="28.9cm">
                <text:p/>
              </draw:line>
              <draw:line draw:style-name="gr20" draw:text-style-name="P2" draw:layer="Detail_4" svg:x1="12.5cm" svg:y1="25.95cm" svg:x2="12.5cm" svg:y2="28.9cm">
                <text:p/>
              </draw:line>
              <draw:line draw:style-name="gr20" draw:text-style-name="P2" draw:layer="Detail_4" svg:x1="13.2cm" svg:y1="25.95cm" svg:x2="13.2cm" svg:y2="28.9cm">
                <text:p/>
              </draw:line>
              <draw:line draw:style-name="gr20" draw:text-style-name="P2" draw:layer="Detail_4" svg:x1="13.9cm" svg:y1="25.95cm" svg:x2="13.9cm" svg:y2="28.9cm">
                <text:p/>
              </draw:line>
              <draw:line draw:style-name="gr20" draw:text-style-name="P2" draw:layer="Detail_4" svg:x1="14.6cm" svg:y1="25.95cm" svg:x2="14.6cm" svg:y2="28.9cm">
                <text:p/>
              </draw:line>
              <draw:line draw:style-name="gr20" draw:text-style-name="P2" draw:layer="Detail_4" svg:x1="15.3cm" svg:y1="25.95cm" svg:x2="15.3cm" svg:y2="28.9cm">
                <text:p/>
              </draw:line>
            </draw:g>
            <draw:g>
              <draw:line draw:style-name="gr20" draw:text-style-name="P2" draw:layer="Detail_4" svg:x1="9.7cm" svg:y1="28.9cm" svg:x2="9.7cm" svg:y2="31.85cm">
                <text:p/>
              </draw:line>
              <draw:line draw:style-name="gr20" draw:text-style-name="P2" draw:layer="Detail_4" svg:x1="10.4cm" svg:y1="28.9cm" svg:x2="10.4cm" svg:y2="31.85cm">
                <text:p/>
              </draw:line>
              <draw:line draw:style-name="gr20" draw:text-style-name="P2" draw:layer="Detail_4" svg:x1="11.1cm" svg:y1="28.9cm" svg:x2="11.1cm" svg:y2="31.85cm">
                <text:p/>
              </draw:line>
              <draw:line draw:style-name="gr20" draw:text-style-name="P2" draw:layer="Detail_4" svg:x1="11.8cm" svg:y1="28.9cm" svg:x2="11.8cm" svg:y2="31.85cm">
                <text:p/>
              </draw:line>
              <draw:line draw:style-name="gr20" draw:text-style-name="P2" draw:layer="Detail_4" svg:x1="12.5cm" svg:y1="28.9cm" svg:x2="12.5cm" svg:y2="31.85cm">
                <text:p/>
              </draw:line>
              <draw:line draw:style-name="gr20" draw:text-style-name="P2" draw:layer="Detail_4" svg:x1="13.2cm" svg:y1="28.9cm" svg:x2="13.2cm" svg:y2="31.85cm">
                <text:p/>
              </draw:line>
              <draw:line draw:style-name="gr20" draw:text-style-name="P2" draw:layer="Detail_4" svg:x1="13.9cm" svg:y1="28.9cm" svg:x2="13.9cm" svg:y2="31.85cm">
                <text:p/>
              </draw:line>
              <draw:line draw:style-name="gr20" draw:text-style-name="P2" draw:layer="Detail_4" svg:x1="14.6cm" svg:y1="28.9cm" svg:x2="14.6cm" svg:y2="31.85cm">
                <text:p/>
              </draw:line>
              <draw:line draw:style-name="gr20" draw:text-style-name="P2" draw:layer="Detail_4" svg:x1="15.3cm" svg:y1="28.9cm" svg:x2="15.3cm" svg:y2="31.85cm">
                <text:p/>
              </draw:line>
            </draw:g>
          </draw:g>
        </draw:g>
        <draw:g>
          <draw:custom-shape draw:style-name="gr6" draw:text-style-name="P3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5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6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6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6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2" draw:text-style-name="P2" draw:layer="Wall_6" svg:x1="2.125cm" svg:y1="2.1cm" svg:x2="2.125cm" svg:y2="31.85cm">
          <text:p/>
        </draw:line>
        <draw:line draw:style-name="gr22" draw:text-style-name="P2" draw:layer="Wall_6" svg:x1="56.65cm" svg:y1="31.85cm" svg:x2="2.126cm" svg:y2="31.85cm">
          <text:p/>
        </draw:line>
        <draw:line draw:style-name="gr22" draw:text-style-name="P2" draw:layer="Wall_6" svg:x1="56.65cm" svg:y1="31.85cm" svg:x2="51.7cm" svg:y2="2.1cm">
          <text:p/>
        </draw:line>
        <draw:line draw:style-name="gr22" draw:text-style-name="P2" draw:layer="Wall_6" svg:x1="55.65cm" svg:y1="25.95cm" svg:x2="6.85cm" svg:y2="25.95cm">
          <text:p/>
        </draw:line>
        <draw:line draw:style-name="gr22" draw:text-style-name="P2" draw:layer="Wall_6" svg:x1="6.85cm" svg:y1="17.1cm" svg:x2="6.85cm" svg:y2="31.85cm">
          <text:p/>
        </draw:line>
        <draw:line draw:style-name="gr22" draw:text-style-name="P2" draw:layer="Wall_6" svg:x1="51.7cm" svg:y1="2.1cm" svg:x2="2.126cm" svg:y2="2.1cm">
          <text:p/>
        </draw:line>
        <draw:line draw:style-name="gr22" draw:text-style-name="P2" draw:layer="Wall_6" svg:x1="18.1cm" svg:y1="25.95cm" svg:x2="18.1cm" svg:y2="31.85cm">
          <text:p/>
        </draw:line>
        <draw:line draw:style-name="gr22" draw:text-style-name="P2" draw:layer="Wall_6" svg:x1="25.7cm" svg:y1="25.95cm" svg:x2="25.7cm" svg:y2="31.85cm">
          <text:p/>
        </draw:line>
        <draw:line draw:style-name="gr22" draw:text-style-name="P2" draw:layer="Wall_6" svg:x1="33.15cm" svg:y1="25.95cm" svg:x2="33.15cm" svg:y2="31.85cm">
          <text:p/>
        </draw:line>
        <draw:line draw:style-name="gr22" draw:text-style-name="P2" draw:layer="Wall_6" svg:x1="36.9cm" svg:y1="25.95cm" svg:x2="36.9cm" svg:y2="31.85cm">
          <text:p/>
        </draw:line>
        <draw:line draw:style-name="gr22" draw:text-style-name="P2" draw:layer="Wall_6" svg:x1="2.126cm" svg:y1="17.1cm" svg:x2="15.75cm" svg:y2="17.1cm">
          <text:p/>
        </draw:line>
        <draw:line draw:style-name="gr22" draw:text-style-name="P2" draw:layer="Wall_6" svg:x1="42.55cm" svg:y1="25.95cm" svg:x2="42.55cm" svg:y2="31.85cm">
          <text:p/>
        </draw:line>
        <draw:line draw:style-name="gr23" draw:text-style-name="P2" draw:layer="Wall_6" svg:x1="45.25cm" svg:y1="28.9cm" svg:x2="51.15cm" svg:y2="28.9cm">
          <text:p/>
        </draw:line>
        <draw:line draw:style-name="gr23" draw:text-style-name="P2" draw:layer="Wall_6" svg:x1="9.6cm" svg:y1="28.9cm" svg:x2="15.5cm" svg:y2="28.9cm">
          <text:p/>
        </draw:line>
        <draw:line draw:style-name="gr22" draw:text-style-name="P2" draw:layer="Wall_6" svg:x1="2.126cm" svg:y1="22.6cm" svg:x2="6.85cm" svg:y2="22.6cm">
          <text:p/>
        </draw:line>
        <draw:line draw:style-name="gr22" draw:text-style-name="P2" draw:layer="Wall_6" svg:x1="15.75cm" svg:y1="2.1cm" svg:x2="15.75cm" svg:y2="19.75cm">
          <text:p/>
        </draw:line>
        <draw:line draw:style-name="gr22" draw:text-style-name="P2" draw:layer="Wall_6" svg:x1="28.7cm" svg:y1="22.4cm" svg:x2="28.7cm" svg:y2="19.75cm">
          <text:p/>
        </draw:line>
        <draw:line draw:style-name="gr22" draw:text-style-name="P2" draw:layer="Wall_6" svg:x1="28.7cm" svg:y1="2.1cm" svg:x2="28.7cm" svg:y2="19.75cm">
          <text:p/>
        </draw:line>
        <draw:line draw:style-name="gr22" draw:text-style-name="P2" draw:layer="Wall_6" svg:x1="15.75cm" svg:y1="19.75cm" svg:x2="28.7cm" svg:y2="19.75cm">
          <text:p/>
        </draw:line>
        <draw:line draw:style-name="gr22" draw:text-style-name="P2" draw:layer="Wall_6" svg:x1="21.9cm" svg:y1="12.6cm" svg:x2="21.9cm" svg:y2="19.75cm">
          <text:p/>
        </draw:line>
        <draw:line draw:style-name="gr22" draw:text-style-name="P2" draw:layer="Wall_6" svg:x1="15.75cm" svg:y1="12.6cm" svg:x2="28.7cm" svg:y2="12.6cm">
          <text:p/>
        </draw:line>
        <draw:line draw:style-name="gr22" draw:text-style-name="P2" draw:layer="Wall_6" svg:x1="34.5cm" svg:y1="2.1cm" svg:x2="34.5cm" svg:y2="8cm">
          <text:p/>
        </draw:line>
        <draw:line draw:style-name="gr22" draw:text-style-name="P2" draw:layer="Wall_6" svg:x1="39.9cm" svg:y1="2.1cm" svg:x2="39.9cm" svg:y2="8cm">
          <text:p/>
        </draw:line>
        <draw:line draw:style-name="gr22" draw:text-style-name="P2" draw:layer="Wall_6" svg:x1="28.7cm" svg:y1="8cm" svg:x2="52.65cm" svg:y2="8cm">
          <text:p/>
        </draw:line>
        <draw:line draw:style-name="gr22" draw:text-style-name="P2" draw:layer="Wall_6" svg:x1="44.8cm" svg:y1="2.1cm" svg:x2="44.8cm" svg:y2="8cm">
          <text:p/>
        </draw:line>
        <draw:g>
          <draw:line draw:style-name="gr22" draw:text-style-name="P2" draw:layer="Wall_6" svg:x1="30.8cm" svg:y1="12.9cm" svg:x2="30.8cm" svg:y2="13.45cm">
            <text:p/>
          </draw:line>
          <draw:line draw:style-name="gr22" draw:text-style-name="P2" draw:layer="Wall_6" svg:x1="33.55cm" svg:y1="12.9cm" svg:x2="30.8cm" svg:y2="12.9cm">
            <text:p/>
          </draw:line>
          <draw:line draw:style-name="gr22" draw:text-style-name="P2" draw:layer="Wall_6" svg:x1="33.55cm" svg:y1="12.9cm" svg:x2="33.55cm" svg:y2="13.45cm">
            <text:p/>
          </draw:line>
          <draw:line draw:style-name="gr22" draw:text-style-name="P2" draw:layer="Wall_6" svg:x1="33.55cm" svg:y1="13.45cm" svg:x2="30.8cm" svg:y2="13.45cm">
            <text:p/>
          </draw:line>
        </draw:g>
        <draw:g>
          <draw:line draw:style-name="gr22" draw:text-style-name="P2" draw:layer="Wall_6" svg:x1="38.9cm" svg:y1="12.9cm" svg:x2="38.9cm" svg:y2="13.45cm">
            <text:p/>
          </draw:line>
          <draw:line draw:style-name="gr22" draw:text-style-name="P2" draw:layer="Wall_6" svg:x1="41.65cm" svg:y1="12.9cm" svg:x2="38.9cm" svg:y2="12.9cm">
            <text:p/>
          </draw:line>
          <draw:line draw:style-name="gr22" draw:text-style-name="P2" draw:layer="Wall_6" svg:x1="41.65cm" svg:y1="12.9cm" svg:x2="41.65cm" svg:y2="13.45cm">
            <text:p/>
          </draw:line>
          <draw:line draw:style-name="gr22" draw:text-style-name="P2" draw:layer="Wall_6" svg:x1="41.65cm" svg:y1="13.45cm" svg:x2="38.9cm" svg:y2="13.45cm">
            <text:p/>
          </draw:line>
        </draw:g>
        <draw:g>
          <draw:line draw:style-name="gr22" draw:text-style-name="P2" draw:layer="Wall_6" svg:x1="30.8cm" svg:y1="19.8cm" svg:x2="30.8cm" svg:y2="20.35cm">
            <text:p/>
          </draw:line>
          <draw:line draw:style-name="gr22" draw:text-style-name="P2" draw:layer="Wall_6" svg:x1="33.55cm" svg:y1="19.8cm" svg:x2="30.8cm" svg:y2="19.8cm">
            <text:p/>
          </draw:line>
          <draw:line draw:style-name="gr22" draw:text-style-name="P2" draw:layer="Wall_6" svg:x1="33.55cm" svg:y1="19.8cm" svg:x2="33.55cm" svg:y2="20.35cm">
            <text:p/>
          </draw:line>
          <draw:line draw:style-name="gr22" draw:text-style-name="P2" draw:layer="Wall_6" svg:x1="33.55cm" svg:y1="20.35cm" svg:x2="30.8cm" svg:y2="20.35cm">
            <text:p/>
          </draw:line>
        </draw:g>
        <draw:g>
          <draw:line draw:style-name="gr22" draw:text-style-name="P2" draw:layer="Wall_6" svg:x1="38.9cm" svg:y1="19.8cm" svg:x2="38.9cm" svg:y2="20.35cm">
            <text:p/>
          </draw:line>
          <draw:line draw:style-name="gr22" draw:text-style-name="P2" draw:layer="Wall_6" svg:x1="41.65cm" svg:y1="19.8cm" svg:x2="38.9cm" svg:y2="19.8cm">
            <text:p/>
          </draw:line>
          <draw:line draw:style-name="gr22" draw:text-style-name="P2" draw:layer="Wall_6" svg:x1="41.65cm" svg:y1="19.8cm" svg:x2="41.65cm" svg:y2="20.35cm">
            <text:p/>
          </draw:line>
          <draw:line draw:style-name="gr22" draw:text-style-name="P2" draw:layer="Wall_6" svg:x1="41.65cm" svg:y1="20.35cm" svg:x2="38.9cm" svg:y2="20.35cm">
            <text:p/>
          </draw:line>
        </draw:g>
        <draw:g>
          <draw:custom-shape draw:style-name="gr12" draw:text-style-name="P5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6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6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6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0" draw:text-style-name="P2" draw:layer="Detail_6" svg:x1="45.4cm" svg:y1="25.95cm" svg:x2="45.4cm" svg:y2="28.9cm">
                <text:p/>
              </draw:line>
              <draw:line draw:style-name="gr20" draw:text-style-name="P2" draw:layer="Detail_6" svg:x1="46.1cm" svg:y1="25.95cm" svg:x2="46.1cm" svg:y2="28.9cm">
                <text:p/>
              </draw:line>
              <draw:line draw:style-name="gr20" draw:text-style-name="P2" draw:layer="Detail_6" svg:x1="46.8cm" svg:y1="25.95cm" svg:x2="46.8cm" svg:y2="28.9cm">
                <text:p/>
              </draw:line>
              <draw:line draw:style-name="gr20" draw:text-style-name="P2" draw:layer="Detail_6" svg:x1="47.5cm" svg:y1="25.95cm" svg:x2="47.5cm" svg:y2="28.9cm">
                <text:p/>
              </draw:line>
              <draw:line draw:style-name="gr20" draw:text-style-name="P2" draw:layer="Detail_6" svg:x1="48.2cm" svg:y1="25.95cm" svg:x2="48.2cm" svg:y2="28.9cm">
                <text:p/>
              </draw:line>
              <draw:line draw:style-name="gr20" draw:text-style-name="P2" draw:layer="Detail_6" svg:x1="48.9cm" svg:y1="25.95cm" svg:x2="48.9cm" svg:y2="28.9cm">
                <text:p/>
              </draw:line>
              <draw:line draw:style-name="gr20" draw:text-style-name="P2" draw:layer="Detail_6" svg:x1="49.6cm" svg:y1="25.95cm" svg:x2="49.6cm" svg:y2="28.9cm">
                <text:p/>
              </draw:line>
              <draw:line draw:style-name="gr20" draw:text-style-name="P2" draw:layer="Detail_6" svg:x1="50.3cm" svg:y1="25.95cm" svg:x2="50.3cm" svg:y2="28.9cm">
                <text:p/>
              </draw:line>
              <draw:line draw:style-name="gr20" draw:text-style-name="P2" draw:layer="Detail_6" svg:x1="51cm" svg:y1="25.95cm" svg:x2="51cm" svg:y2="28.9cm">
                <text:p/>
              </draw:line>
            </draw:g>
            <draw:g>
              <draw:line draw:style-name="gr20" draw:text-style-name="P2" draw:layer="Detail_6" svg:x1="45.4cm" svg:y1="28.9cm" svg:x2="45.4cm" svg:y2="31.85cm">
                <text:p/>
              </draw:line>
              <draw:line draw:style-name="gr20" draw:text-style-name="P2" draw:layer="Detail_6" svg:x1="46.1cm" svg:y1="28.9cm" svg:x2="46.1cm" svg:y2="31.85cm">
                <text:p/>
              </draw:line>
              <draw:line draw:style-name="gr20" draw:text-style-name="P2" draw:layer="Detail_6" svg:x1="46.8cm" svg:y1="28.9cm" svg:x2="46.8cm" svg:y2="31.85cm">
                <text:p/>
              </draw:line>
              <draw:line draw:style-name="gr20" draw:text-style-name="P2" draw:layer="Detail_6" svg:x1="47.5cm" svg:y1="28.9cm" svg:x2="47.5cm" svg:y2="31.85cm">
                <text:p/>
              </draw:line>
              <draw:line draw:style-name="gr20" draw:text-style-name="P2" draw:layer="Detail_6" svg:x1="48.2cm" svg:y1="28.9cm" svg:x2="48.2cm" svg:y2="31.85cm">
                <text:p/>
              </draw:line>
              <draw:line draw:style-name="gr20" draw:text-style-name="P2" draw:layer="Detail_6" svg:x1="48.9cm" svg:y1="28.9cm" svg:x2="48.9cm" svg:y2="31.85cm">
                <text:p/>
              </draw:line>
              <draw:line draw:style-name="gr20" draw:text-style-name="P2" draw:layer="Detail_6" svg:x1="49.6cm" svg:y1="28.9cm" svg:x2="49.6cm" svg:y2="31.85cm">
                <text:p/>
              </draw:line>
              <draw:line draw:style-name="gr20" draw:text-style-name="P2" draw:layer="Detail_6" svg:x1="50.3cm" svg:y1="28.9cm" svg:x2="50.3cm" svg:y2="31.85cm">
                <text:p/>
              </draw:line>
              <draw:line draw:style-name="gr20" draw:text-style-name="P2" draw:layer="Detail_6" svg:x1="51cm" svg:y1="28.9cm" svg:x2="51cm" svg:y2="31.85cm">
                <text:p/>
              </draw:line>
            </draw:g>
          </draw:g>
          <draw:g>
            <draw:g>
              <draw:line draw:style-name="gr20" draw:text-style-name="P2" draw:layer="Detail_6" svg:x1="9.75cm" svg:y1="25.95cm" svg:x2="9.75cm" svg:y2="28.9cm">
                <text:p/>
              </draw:line>
              <draw:line draw:style-name="gr20" draw:text-style-name="P2" draw:layer="Detail_6" svg:x1="10.45cm" svg:y1="25.95cm" svg:x2="10.45cm" svg:y2="28.9cm">
                <text:p/>
              </draw:line>
              <draw:line draw:style-name="gr20" draw:text-style-name="P2" draw:layer="Detail_6" svg:x1="11.15cm" svg:y1="25.95cm" svg:x2="11.15cm" svg:y2="28.9cm">
                <text:p/>
              </draw:line>
              <draw:line draw:style-name="gr20" draw:text-style-name="P2" draw:layer="Detail_6" svg:x1="11.85cm" svg:y1="25.95cm" svg:x2="11.85cm" svg:y2="28.9cm">
                <text:p/>
              </draw:line>
              <draw:line draw:style-name="gr20" draw:text-style-name="P2" draw:layer="Detail_6" svg:x1="12.55cm" svg:y1="25.95cm" svg:x2="12.55cm" svg:y2="28.9cm">
                <text:p/>
              </draw:line>
              <draw:line draw:style-name="gr20" draw:text-style-name="P2" draw:layer="Detail_6" svg:x1="13.25cm" svg:y1="25.95cm" svg:x2="13.25cm" svg:y2="28.9cm">
                <text:p/>
              </draw:line>
              <draw:line draw:style-name="gr20" draw:text-style-name="P2" draw:layer="Detail_6" svg:x1="13.95cm" svg:y1="25.95cm" svg:x2="13.95cm" svg:y2="28.9cm">
                <text:p/>
              </draw:line>
              <draw:line draw:style-name="gr20" draw:text-style-name="P2" draw:layer="Detail_6" svg:x1="14.65cm" svg:y1="25.95cm" svg:x2="14.65cm" svg:y2="28.9cm">
                <text:p/>
              </draw:line>
              <draw:line draw:style-name="gr20" draw:text-style-name="P2" draw:layer="Detail_6" svg:x1="15.35cm" svg:y1="25.95cm" svg:x2="15.35cm" svg:y2="28.9cm">
                <text:p/>
              </draw:line>
            </draw:g>
            <draw:g>
              <draw:line draw:style-name="gr20" draw:text-style-name="P2" draw:layer="Detail_6" svg:x1="9.75cm" svg:y1="28.9cm" svg:x2="9.75cm" svg:y2="31.85cm">
                <text:p/>
              </draw:line>
              <draw:line draw:style-name="gr20" draw:text-style-name="P2" draw:layer="Detail_6" svg:x1="10.45cm" svg:y1="28.9cm" svg:x2="10.45cm" svg:y2="31.85cm">
                <text:p/>
              </draw:line>
              <draw:line draw:style-name="gr20" draw:text-style-name="P2" draw:layer="Detail_6" svg:x1="11.15cm" svg:y1="28.9cm" svg:x2="11.15cm" svg:y2="31.85cm">
                <text:p/>
              </draw:line>
              <draw:line draw:style-name="gr20" draw:text-style-name="P2" draw:layer="Detail_6" svg:x1="11.85cm" svg:y1="28.9cm" svg:x2="11.85cm" svg:y2="31.85cm">
                <text:p/>
              </draw:line>
              <draw:line draw:style-name="gr20" draw:text-style-name="P2" draw:layer="Detail_6" svg:x1="12.55cm" svg:y1="28.9cm" svg:x2="12.55cm" svg:y2="31.85cm">
                <text:p/>
              </draw:line>
              <draw:line draw:style-name="gr20" draw:text-style-name="P2" draw:layer="Detail_6" svg:x1="13.25cm" svg:y1="28.9cm" svg:x2="13.25cm" svg:y2="31.85cm">
                <text:p/>
              </draw:line>
              <draw:line draw:style-name="gr20" draw:text-style-name="P2" draw:layer="Detail_6" svg:x1="13.95cm" svg:y1="28.9cm" svg:x2="13.95cm" svg:y2="31.85cm">
                <text:p/>
              </draw:line>
              <draw:line draw:style-name="gr20" draw:text-style-name="P2" draw:layer="Detail_6" svg:x1="14.65cm" svg:y1="28.9cm" svg:x2="14.65cm" svg:y2="31.85cm">
                <text:p/>
              </draw:line>
              <draw:line draw:style-name="gr20" draw:text-style-name="P2" draw:layer="Detail_6" svg:x1="15.35cm" svg:y1="28.9cm" svg:x2="15.35cm" svg:y2="31.85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6T16:36:33.772000000</dc:date>
    <meta:editing-duration>PT3H27M18S</meta:editing-duration>
    <meta:editing-cycles>64</meta:editing-cycles>
    <meta:generator>LibreOffice/5.2.3.3$Windows_x86 LibreOffice_project/d54a8868f08a7b39642414cf2c8ef2f228f780cf</meta:generator>
    <meta:document-statistic meta:object-count="368"/>
  </office:meta>
</office:document-meta>
</file>